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T1" style:family="text">
      <style:text-properties fo:font-size="14pt" fo:background-color="#ffff00" style:font-size-asian="14pt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lgunas de sus características más importantes de los </text:span><text:span text:style-name="_30__20_Text"><text:span text:style-name="T1">arrays</text:span></text:span><text:span text:style-name="T1"> son las siguientes: </text:span></text:p>
      <text:p text:style-name="P2"/>
      <text:p text:style-name="Standard"><text:span text:style-name="T2">1. Los </text:span><text:span text:style-name="_30__20_Text"><text:span text:style-name="T2">arrays</text:span></text:span><text:span text:style-name="T2"> se crean con el operador </text:span><text:span text:style-name="_30__20_Text"><text:span text:style-name="T2">new</text:span></text:span><text:span text:style-name="T2"> seguido del tipo y número de elementos. </text:span></text:p>
      <text:p text:style-name="Standard"><text:span text:style-name="T2">2. Se puede acceder al número de elementos de un array con la variable miembro implícita <text:s/></text:span><text:span text:style-name="_30__20_Text"><text:span text:style-name="T2">length</text:span></text:span><text:span text:style-name="T2"> (por ejemplo, </text:span><text:span text:style-name="_30__20_Text"><text:span text:style-name="T2">vect.length</text:span></text:span><text:span text:style-name="T2">). </text:span></text:p>
      <text:p text:style-name="Standard"><text:span text:style-name="T2">3. Se accede a los elementos de un </text:span><text:span text:style-name="_30__20_Text"><text:span text:style-name="T2">array</text:span></text:span><text:span text:style-name="T2"> con los </text:span><text:span text:style-name="_30__20_Text"><text:span text:style-name="T2">corchetes []</text:span></text:span><text:span text:style-name="T2"> y un </text:span><text:span text:style-name="_30__20_Text"><text:span text:style-name="T2">índice</text:span></text:span><text:span text:style-name="T2"> que varía de 0 a <text:s/></text:span><text:span text:style-name="_30__20_Text"><text:span text:style-name="T2">length-1</text:span></text:span><text:span text:style-name="T2">. </text:span></text:p>
      <text:p text:style-name="Standard"><text:span text:style-name="T2">4. Se pueden crear </text:span><text:span text:style-name="_30__20_Text"><text:span text:style-name="T2">arrays</text:span></text:span><text:span text:style-name="T2"> de objetos de cualquier tipo. En principio un </text:span><text:span text:style-name="_30__20_Text"><text:span text:style-name="T2">array</text:span></text:span><text:span text:style-name="T2"> de objetos es un </text:span><text:span text:style-name="_30__20_Text"><text:span text:style-name="T2">array</text:span></text:span><text:span text:style-name="T2"> </text:span><text:span text:style-name="_30__20_Text"><text:span text:style-name="T2">de</text:span></text:span><text:span text:style-name="T2"> </text:span><text:span text:style-name="_30__20_Text"><text:span text:style-name="T2">referencias</text:span></text:span><text:span text:style-name="T2"> que hay que completar llamando al operador </text:span><text:span text:style-name="_30__20_Text"><text:span text:style-name="T2">new</text:span></text:span><text:span text:style-name="T2">. </text:span></text:p>
      <text:p text:style-name="Standard"><text:span text:style-name="T2">5. Los elementos de un </text:span><text:span text:style-name="_30__20_Text"><text:span text:style-name="T2">array</text:span></text:span><text:span text:style-name="T2"> se inicializan al valor por defecto del tipo correspondiente (cero para valores numéricos, el carácter nulo para </text:span><text:span text:style-name="_30__20_Text"><text:span text:style-name="T2">char</text:span></text:span><text:span text:style-name="T2">, </text:span><text:span text:style-name="_30__20_Text"><text:span text:style-name="T2">false</text:span></text:span><text:span text:style-name="T2"> para </text:span><text:span text:style-name="_30__20_Text"><text:span text:style-name="T2">boolean</text:span></text:span><text:span text:style-name="T2">, </text:span><text:span text:style-name="_30__20_Text"><text:span text:style-name="T2">null</text:span></text:span><text:span text:style-name="T2"> para </text:span><text:span text:style-name="_30__20_Text"><text:span text:style-name="T2">Strings</text:span></text:span><text:span text:style-name="T2"> y para referencias). </text:span></text:p>
      <text:p text:style-name="Standard"><text:span text:style-name="T2">6. Como todos los objetos, los </text:span><text:span text:style-name="_30__20_Text"><text:span text:style-name="T2">arrays</text:span></text:span><text:span text:style-name="T2"> se pasan como argumentos a los métodos </text:span><text:span text:style-name="_30__20_Text"><text:span text:style-name="T2">por </text:span></text:span></text:p>
      <text:p text:style-name="Standard"><text:span text:style-name="_30__20_Text"><text:span text:style-name="T2">referencia</text:span></text:span><text:span text:style-name="T2">. </text:span></text:p>
      <text:p text:style-name="Standard"><text:span text:style-name="T2">7. Se pueden crear </text:span><text:span text:style-name="_30__20_Text"><text:span text:style-name="T2">arrays anónimos</text:span></text:span><text:span text:style-name="T2"> (por ejemplo, crear un nuevo array como argumento actual en la llamada a un método). </text:span></text:p>
      <text:p text:style-name="Para_20_4"><text:span text:style-name="T2">Inicialización</text:span><text:span text:style-name="_30__20_Text"><text:span text:style-name="T2"> de </text:span></text:span><text:span text:style-name="T2">arrays</text:span><text:span text:style-name="_30__20_Text"><text:span text:style-name="T2">: </text:span></text:span></text:p>
      <text:p text:style-name="Standard"><text:span text:style-name="T2">1. Los </text:span><text:span text:style-name="_30__20_Text"><text:span text:style-name="T2">arrays</text:span></text:span><text:span text:style-name="T2"> se pueden inicializar con valores entre llaves {...} separados por comas. </text:span></text:p>
      <text:p text:style-name="Standard"><text:span text:style-name="T2">2. También los </text:span><text:span text:style-name="_30__20_Text"><text:span text:style-name="T2">arrays de objetos</text:span></text:span><text:span text:style-name="T2"> se pueden inicializar con varias llamadas a </text:span><text:span text:style-name="_30__20_Text"><text:span text:style-name="T2">new</text:span></text:span><text:span text:style-name="T2"> dentro de unas llaves {...}. </text:span></text:p>
      <text:p text:style-name="P1">3. Si se igualan dos referencias a un array no se copia el array, sino que se tiene un array con dos nombres, apuntando al mismo y único objeto. </text:p>
      <text:p text:style-name="Standard"><text:span text:style-name="T2">4. Creación de una </text:span><text:span text:style-name="_30__20_Text"><text:span text:style-name="T2">referencia</text:span></text:span><text:span text:style-name="T2"> a un array. Son posibles dos formas: </text:span></text:p>
      <text:p text:style-name="P1">double[] x; // forma1 </text:p>
      <text:p text:style-name="P1">double x[]; //forma2</text:p>
      <text:p text:style-name="Standard"><text:span text:style-name="T2">5. Creación del </text:span><text:span text:style-name="_30__20_Text"><text:span text:style-name="T2">array</text:span></text:span><text:span text:style-name="T2"> con el operador </text:span><text:span text:style-name="_30__20_Text"><text:span text:style-name="T2">new</text:span></text:span><text:span text:style-name="T2">: </text:span></text:p>
      <text:p text:style-name="P1">x = new double[100]; </text:p>
      <text:p text:style-name="P1">6. Las dos etapas 4 y 5 se pueden unir en una sola: </text:p>
      <text:p text:style-name="P1">double[] x = new double[100]; </text:p>
      <text:p text:style-name="P1">A continuación se presentan algunos ejemplos de creación de arrays: </text:p>
      <text:p text:style-name="P1">// crear un array de 10 enteros, que por defecto se inicializan a cero </text:p>
      <text:p text:style-name="P1">int v[] = new int[10]; </text:p>
      <text:p text:style-name="P1">// crear arrays inicializando con determinados valores </text:p>
      <text:p text:style-name="P1">int v[] = {0, 1, 2, 3, 4, 5, 6, 7, 8, 9}; </text:p>
      <text:p text:style-name="P1">String dias[] = {"lunes", "martes", "miercoles", "jueves", </text:p>
      <text:p text:style-name="P1">"viernes", "sabado", "domingo"}; </text:p>
      <text:p text:style-name="P1">// array de 5 objet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ara_20_4" style:display-name="Para 4" style:family="paragraph" style:parent-style-name="Standard" style:default-outline-level="" style:list-style-name="">
      <style:paragraph-properties style:line-height-at-least="0.508cm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_30__20_Text" style:display-name="0 Text" style:family="text">
      <style:text-properties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 </meta:initial-creator>
    <meta:creation-date>2018-10-30T18:59:34.84</meta:creation-date>
    <meta:document-statistic meta:table-count="0" meta:image-count="0" meta:object-count="0" meta:page-count="1" meta:paragraph-count="28" meta:word-count="347" meta:character-count="1972"/>
    <dc:date>2018-10-30T18:59:58.15</dc:date>
    <dc:creator>mer </dc:creator>
    <meta:editing-duration>PT23S</meta:editing-duration>
    <meta:editing-cycles>1</meta:editing-cycles>
    <meta:generator>OpenOffice/4.1.5$Win32 OpenOffice.org_project/415m1$Build-9789</meta:generator>
  </office:meta>
</office:document-meta>
</file>